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600000059DA566A84514626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875cm" svg:y="3.912cm" svg:width="1.997cm" svg:height="1.506cm" draw:z-index="0"><draw:image xlink:href="Pictures/100000000000007600000059DA566A84514626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1:24:07.528000000</meta:creation-date>
    <dc:date>2016-01-03T21:24:52.748000000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4.2$Windows_x86 LibreOffice_project/2b9802c1994aa0b7dc6079e128979269cf95bc78</meta:generator>
  </office:meta>
</office:document-meta>
</file>